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7da58"/>
    </style:style>
    <style:style style:name="P2" style:family="paragraph" style:parent-style-name="Text_20_body" style:list-style-name="L2">
      <style:paragraph-properties fo:text-align="start" style:justify-single-word="false"/>
      <style:text-properties officeooo:paragraph-rsid="0017da58"/>
    </style:style>
    <style:style style:name="P3" style:family="paragraph" style:parent-style-name="Text_20_body" style:list-style-name="L2">
      <style:paragraph-properties fo:text-align="start" style:justify-single-word="false"/>
      <style:text-properties officeooo:paragraph-rsid="002cceec"/>
    </style:style>
    <style:style style:name="P4" style:family="paragraph" style:parent-style-name="Text_20_body">
      <style:paragraph-properties fo:text-align="start" style:justify-single-word="false"/>
      <style:text-properties officeooo:paragraph-rsid="00370bab"/>
    </style:style>
    <style:style style:name="P5" style:family="paragraph" style:parent-style-name="Text_20_body">
      <style:paragraph-properties fo:text-align="start" style:justify-single-word="false"/>
      <style:text-properties fo:font-size="14pt" fo:language="el" fo:country="GR" officeooo:rsid="0003a786" officeooo:paragraph-rsid="0003a786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size="14pt" fo:language="el" fo:country="GR" officeooo:rsid="00051639" officeooo:paragraph-rsid="00051639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language="el" fo:country="GR"/>
    </style:style>
    <style:style style:name="P8" style:family="paragraph" style:parent-style-name="Text_20_body">
      <style:paragraph-properties fo:text-align="start" style:justify-single-word="false"/>
      <style:text-properties fo:color="#6666ff" fo:font-size="16pt" fo:language="el" fo:country="GR" fo:font-style="italic" style:text-underline-style="solid" style:text-underline-width="auto" style:text-underline-color="font-color" fo:font-weight="bold" officeooo:rsid="00087fac" officeooo:paragraph-rsid="00087fac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text-align="start" style:justify-single-word="false"/>
      <style:text-properties fo:color="#6666ff" fo:font-size="16pt" fo:language="el" fo:country="GR" fo:font-style="italic" style:text-underline-style="solid" style:text-underline-width="auto" style:text-underline-color="font-color" fo:font-weight="bold" officeooo:rsid="0006aba9" officeooo:paragraph-rsid="0006aba9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text-align="start" style:justify-single-word="false"/>
      <style:text-properties fo:color="#6666ff" fo:font-size="16pt" fo:font-style="italic" style:text-underline-style="solid" style:text-underline-width="auto" style:text-underline-color="font-color" fo:font-weight="bold" officeooo:rsid="001a717b" officeooo:paragraph-rsid="001a717b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text-align="start" style:justify-single-word="false"/>
      <style:text-properties fo:color="#6666ff" fo:font-size="16pt" fo:font-style="italic" style:text-underline-style="solid" style:text-underline-width="auto" style:text-underline-color="font-color" fo:font-weight="bold" officeooo:rsid="00354c9f" officeooo:paragraph-rsid="00354c9f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use-window-font-color="true" fo:font-size="14pt" fo:language="el" fo:country="GR" style:text-underline-style="none" fo:font-weight="normal" officeooo:rsid="00087fac" officeooo:paragraph-rsid="00087fac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fo:font-size="14pt" fo:font-style="normal" style:text-underline-style="none" fo:font-weight="normal" officeooo:rsid="001e9497" officeooo:paragraph-rsid="001e9497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 style:list-style-name="L3">
      <style:paragraph-properties fo:text-align="start" style:justify-single-word="false"/>
      <style:text-properties style:use-window-font-color="true" fo:font-size="14pt" fo:font-style="normal" style:text-underline-style="none" fo:font-weight="normal" officeooo:rsid="001e9497" officeooo:paragraph-rsid="001e9497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 style:list-style-name="L3">
      <style:paragraph-properties fo:text-align="start" style:justify-single-word="false"/>
      <style:text-properties style:use-window-font-color="true" fo:font-size="14pt" fo:font-style="normal" style:text-underline-style="none" fo:font-weight="normal" officeooo:rsid="00281466" officeooo:paragraph-rsid="00281466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960e1" officeooo:paragraph-rsid="001960e1"/>
    </style:style>
    <style:style style:name="P17" style:family="paragraph" style:parent-style-name="Text_20_body">
      <style:paragraph-properties fo:text-align="start" style:justify-single-word="false"/>
      <style:text-properties officeooo:rsid="001c08af" officeooo:paragraph-rsid="001c08af"/>
    </style:style>
    <style:style style:name="P18" style:family="paragraph" style:parent-style-name="Subtitle">
      <style:text-properties fo:color="#6666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ed7" style:font-weight-asian="bold" style:font-weight-complex="bold"/>
    </style:style>
    <style:style style:name="T3" style:family="text">
      <style:text-properties fo:font-weight="bold" officeooo:rsid="000ba92a" style:font-weight-asian="bold" style:font-weight-complex="bold"/>
    </style:style>
    <style:style style:name="T4" style:family="text">
      <style:text-properties fo:font-weight="bold" officeooo:rsid="001f8ce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1639" style:font-weight-asian="normal" style:font-weight-complex="normal"/>
    </style:style>
    <style:style style:name="T7" style:family="text">
      <style:text-properties fo:font-weight="normal" officeooo:rsid="001f8cea" style:font-weight-asian="normal" style:font-weight-complex="normal"/>
    </style:style>
    <style:style style:name="T8" style:family="text">
      <style:text-properties fo:font-weight="normal" officeooo:rsid="00230d7c" style:font-weight-asian="normal" style:font-weight-complex="normal"/>
    </style:style>
    <style:style style:name="T9" style:family="text">
      <style:text-properties fo:font-weight="normal" officeooo:rsid="002355ae" style:font-weight-asian="normal" style:font-weight-complex="normal"/>
    </style:style>
    <style:style style:name="T10" style:family="text">
      <style:text-properties fo:language="el" fo:country="GR"/>
    </style:style>
    <style:style style:name="T11" style:family="text">
      <style:text-properties fo:language="el" fo:country="GR" officeooo:rsid="001f8cea"/>
    </style:style>
    <style:style style:name="T12" style:family="text">
      <style:text-properties fo:language="el" fo:country="GR" officeooo:rsid="00230d7c"/>
    </style:style>
    <style:style style:name="T13" style:family="text">
      <style:text-properties fo:language="el" fo:country="GR" officeooo:rsid="0024f8f1"/>
    </style:style>
    <style:style style:name="T14" style:family="text">
      <style:text-properties fo:language="el" fo:country="GR" fo:font-weight="bold" style:font-weight-asian="bold" style:font-weight-complex="bold"/>
    </style:style>
    <style:style style:name="T15" style:family="text">
      <style:text-properties fo:language="el" fo:country="GR" fo:font-weight="bold" officeooo:rsid="0024f8f1" style:font-weight-asian="bold" style:font-weight-complex="bold"/>
    </style:style>
    <style:style style:name="T16" style:family="text">
      <style:text-properties fo:language="el" fo:country="GR" fo:font-weight="bold" officeooo:rsid="00300328" style:font-weight-asian="bold" style:font-weight-complex="bold"/>
    </style:style>
    <style:style style:name="T17" style:family="text">
      <style:text-properties fo:language="el" fo:country="GR" fo:font-weight="bold" officeooo:rsid="0031f274" style:font-weight-asian="bold" style:font-weight-complex="bold"/>
    </style:style>
    <style:style style:name="T18" style:family="text">
      <style:text-properties fo:language="el" fo:country="GR" officeooo:rsid="0028c9d7"/>
    </style:style>
    <style:style style:name="T19" style:family="text">
      <style:text-properties fo:language="el" fo:country="GR" officeooo:rsid="002a3d4f"/>
    </style:style>
    <style:style style:name="T20" style:family="text">
      <style:text-properties fo:language="el" fo:country="GR" officeooo:rsid="002e5ece"/>
    </style:style>
    <style:style style:name="T21" style:family="text">
      <style:text-properties fo:language="el" fo:country="GR" officeooo:rsid="00300328"/>
    </style:style>
    <style:style style:name="T22" style:family="text">
      <style:text-properties fo:language="el" fo:country="GR" officeooo:rsid="003178c7"/>
    </style:style>
    <style:style style:name="T23" style:family="text">
      <style:text-properties fo:language="el" fo:country="GR" officeooo:rsid="0031f274"/>
    </style:style>
    <style:style style:name="T24" style:family="text">
      <style:text-properties fo:language="el" fo:country="GR" officeooo:rsid="0033328f"/>
    </style:style>
    <style:style style:name="T25" style:family="text">
      <style:text-properties fo:language="el" fo:country="GR" officeooo:rsid="003881e2"/>
    </style:style>
    <style:style style:name="T26" style:family="text">
      <style:text-properties style:use-window-font-color="true" fo:font-size="14pt" fo:language="el" fo:country="GR" style:text-underline-style="none" fo:font-weight="normal" style:font-size-asian="14pt" style:font-weight-asian="normal" style:font-size-complex="14pt" style:font-weight-complex="normal"/>
    </style:style>
    <style:style style:name="T27" style:family="text">
      <style:text-properties style:use-window-font-color="true" fo:font-size="14pt" fo:language="el" fo:country="GR" style:text-underline-style="none" fo:font-weight="normal" officeooo:rsid="000cc1dd" style:font-size-asian="14pt" style:font-weight-asian="normal" style:font-size-complex="14pt" style:font-weight-complex="normal"/>
    </style:style>
    <style:style style:name="T28" style:family="text">
      <style:text-properties style:use-window-font-color="true" fo:font-size="14pt" fo:language="el" fo:country="GR" style:text-underline-style="none" fo:font-weight="normal" officeooo:rsid="00101f3e" style:font-size-asian="14pt" style:font-weight-asian="normal" style:font-size-complex="14pt" style:font-weight-complex="normal"/>
    </style:style>
    <style:style style:name="T29" style:family="text">
      <style:text-properties style:use-window-font-color="true" fo:font-size="14pt" fo:language="el" fo:country="GR" style:text-underline-style="none" fo:font-weight="normal" officeooo:rsid="0011a3f1" style:font-size-asian="14pt" style:font-weight-asian="normal" style:font-size-complex="14pt" style:font-weight-complex="normal"/>
    </style:style>
    <style:style style:name="T30" style:family="text">
      <style:text-properties style:use-window-font-color="true" fo:font-size="14pt" fo:language="el" fo:country="GR" style:text-underline-style="none" fo:font-weight="normal" officeooo:rsid="00138766" style:font-size-asian="14pt" style:font-weight-asian="normal" style:font-size-complex="14pt" style:font-weight-complex="normal"/>
    </style:style>
    <style:style style:name="T31" style:family="text">
      <style:text-properties style:use-window-font-color="true" fo:font-size="14pt" fo:language="el" fo:country="GR" style:text-underline-style="none" fo:font-weight="normal" officeooo:rsid="000d72f2" style:font-size-asian="14pt" style:font-weight-asian="normal" style:font-size-complex="14pt" style:font-weight-complex="normal"/>
    </style:style>
    <style:style style:name="T32" style:family="text">
      <style:text-properties style:use-window-font-color="true" fo:font-size="14pt" fo:language="el" fo:country="GR" style:text-underline-style="none" fo:font-weight="normal" officeooo:rsid="002bea1a" style:font-size-asian="14pt" style:font-weight-asian="normal" style:font-size-complex="14pt" style:font-weight-complex="normal"/>
    </style:style>
    <style:style style:name="T33" style:family="text">
      <style:text-properties style:use-window-font-color="true" fo:font-size="14pt" fo:language="el" fo:country="GR" style:text-underline-style="none" fo:font-weight="bold" officeooo:rsid="00101f3e" style:font-size-asian="14pt" style:font-weight-asian="bold" style:font-size-complex="14pt" style:font-weight-complex="bold"/>
    </style:style>
    <style:style style:name="T34" style:family="text">
      <style:text-properties style:use-window-font-color="true" fo:font-size="14pt" fo:language="el" fo:country="GR" style:text-underline-style="none" fo:font-weight="bold" officeooo:rsid="000cc1dd" style:font-size-asian="14pt" style:font-weight-asian="bold" style:font-size-complex="14pt" style:font-weight-complex="bold"/>
    </style:style>
    <style:style style:name="T35" style:family="text">
      <style:text-properties style:use-window-font-color="true" fo:font-size="14pt" fo:language="el" fo:country="GR" fo:font-style="normal" style:text-underline-style="none" fo:font-weight="normal" officeooo:rsid="00370bab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use-window-font-color="true" fo:font-size="14pt" fo:language="el" fo:country="GR" fo:font-style="normal" style:text-underline-style="none" fo:font-weight="normal" officeooo:rsid="003881e2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use-window-font-color="true" fo:font-size="14pt" fo:language="el" fo:country="GR" fo:font-style="normal" style:text-underline-style="none" fo:font-weight="normal" officeooo:rsid="0039bbe0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use-window-font-color="true" fo:font-size="14pt" fo:language="el" fo:country="GR" fo:font-style="normal" style:text-underline-style="none" fo:font-weight="normal" officeooo:rsid="003a50d5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use-window-font-color="true" fo:font-size="14pt" fo:language="el" fo:country="GR" fo:font-style="normal" style:text-underline-style="none" fo:font-weight="normal" officeooo:rsid="003b93c8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use-window-font-color="true" fo:font-size="14pt" fo:language="el" fo:country="GR" fo:font-style="normal" style:text-underline-style="none" fo:font-weight="bold" officeooo:rsid="00370bab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officeooo:rsid="0009de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Παράλληλα και Διανεμημένα Συστήματα</text:p>
      <text:p text:style-name="P18">Τελική Εργασία: Sparse Graph Matrix Reordering</text:p>
      <text:p text:style-name="P18">Κίτσιος Κωνσταντίνος 9182</text:p>
      <text:p text:style-name="P18">Φεβρουάριος 2020</text:p>
      <text:p text:style-name="P7"/>
      <text:p text:style-name="P8">Γενικά</text:p>
      <text:p text:style-name="P5">Στην τελευταία εργασία του μαθήματος μας ζητήθηκε να επιλέξουμε ανάμεσα από δυο θέματα. Το θέμα που θα παρουσιαστεί εδώ είναι το <text:span text:style-name="T1">Sparse Graph Matrix Reordering</text:span><text:span text:style-name="T5">. Θεωρητικά προέρχεται από την ανάγκη μείωση του </text:span><text:span text:style-name="T1">bandwith</text:span><text:span text:style-name="T5"> ενός </text:span><text:span text:style-name="T1">Sparse</text:span><text:span text:style-name="T5"> πίνακα </text:span><text:span text:style-name="T8">Α</text:span><text:span text:style-name="T5">. Το bandwith ενός πίνακα γενικά είναι ο μέγιστος αριθμός των ελλάσονων διαγωνίων οι οποίες έχουν τουλάχιστον ένα μη μηδενικό στοιχείο. </text:span><text:span text:style-name="T6">Έχει δειχθεί ότι όσο μικρότερο είναι το bandwith ενός πίνακα τόσο πιο γρήγορα εκτελούνται συγκεκριμένες πράξεις πάνω σε αυτόν, για παράδειγμα η LU παραγοντοποίηση ενός πίνακα με μικρό bandwith γίνεται πολύ πιο γρήγορα από έναν πίνακα με μεγάλο bandwith και ως αποτέλεσμα τα αντίστοιχα γραμμικά συστήματα λύνονται πιο γρήγορα και αποτελεσματικά. </text:span></text:p>
      <text:p text:style-name="P6"><text:span text:style-name="T5">Είναι λοιπόν μεγάλης σημασίας να βρεθεί μια αναδιάταξη(</text:span><text:span text:style-name="T1">permutation</text:span><text:span text:style-name="T5">) </text:span><text:span text:style-name="T3">P</text:span><text:span text:style-name="T5"> των γραμμών και στηλών του πίνακα ώστε ο πίνακας που προκύπτει μετά την αναδιάταξη να έχει το ελάχιστο δυνατό bandwith. </text:span><text:span text:style-name="T7">Παρακάτω θα αναύσουμε πως μπορεί να επιτευχθεί αυτό και μάλιστα να βελτιστοποιηθεί ως προς την ταχύτητα με χρήση παράλληλου προγραμματισμού μέσω του framework </text:span><text:span text:style-name="T4">OpenMP</text:span><text:span text:style-name="T7">.</text:span></text:p>
      <text:p text:style-name="P6"><text:span text:style-name="T5">Γενικά σε πολλά προβλήματα ο πίνακας </text:span><text:span text:style-name="T9">Α </text:span><text:span text:style-name="T5">του οποίου ζητάμε να μειώσουμε το bandwith είναι ο Adjacency Matrix(Πίνακας Γειτνίασης) ενός μη κατευθυνόμενου γράφου. Αυτό σημαίνει ότι ο πίνακας είναι </text:span><text:span text:style-name="T1">συμμετρικός </text:span><text:span text:style-name="T5">και το στοιχείο (i, j) είναι 0 εαν οι κόμβοι i και j δεν συνδέονται με ακμή και διάφορο του μηδενός εαν συνδέονται. Για απλότητα στην συνέχεια θα χρησιμοποιούμε το 1 όταν οι κόμβοι συνδέονται και όχι οποιδήποτε άλλο στοιχείο, αλλά το αποτέλεσμα είναι ακριβώς το ίδιο φυσικά. </text:span></text:p>
      <text:p text:style-name="P9">Ο αλγόριθμος</text:p>
      <text:p text:style-name="P12">Έχουν <text:span text:style-name="T41">ανά καιρούς προταθεί διάφοροι αλγόριθμοι που λύνουν ικανοποιητικά το παραπάνω πρόβλημα. Έχει δειχθεί ότι το συγκεκριμένο πρόβλημα είναι </text:span><text:span text:style-name="T2">NP-πλήρες</text:span><text:span text:style-name="T41"> οπότε όλοι οι αλγόριθμοι είναι ευριστικοί(heuristic) δηλαδή δεν εγκυώνται πάντα την βέλτιστη λύση αλλά σχεδόν πάντα φτάνουν σε μία λύση πολύ κοντά στην βέλτιση. Ο </text:span><text:soft-page-break/><text:span text:style-name="T41">αλγόριθμος που θα παρουσιάσουμε εμείς είναι ο </text:span><text:span text:style-name="T2">Reverse Cuthill-McKee</text:span><text:span text:style-name="T41">, και προέρχεται από τον αρχικό αλγόριθμο των Cuthill-McKee με τον πίνακα αναδιάταξης P αντεστραμμένο, δηλαδή με αντίθετη φορά. </text:span></text:p>
      <text:p text:style-name="P1"><text:span text:style-name="T27">Ο αλγόριθμος έχει παρόμοι λειτουργία με ένα Breadth-First-Search στον γράφο:</text:span></text:p>
      <text:list xml:id="list7750623263946159384" text:style-name="L2">
        <text:list-item>
          <text:p text:style-name="P2"><text:span text:style-name="T27">Ξεκινώντας από τον κόμβο με τον μικρότερο βαθμό(degree: ο αριθμός των γειτόνων ενός κόμβου) </text:span><text:span text:style-name="T28">τον τοποθετεί σε μια </text:span><text:span text:style-name="T33">ουρά(queue)</text:span><text:span text:style-name="T28">. </text:span></text:p>
        </text:list-item>
        <text:list-item>
          <text:p text:style-name="P3"><text:span text:style-name="T28">Σε κάθε επανάληψη εξάγει(pop) έναν κόμβο από την ουρά και αφού τον τοποθετήσει στην επόμενη κενή θέση του διανύσματος αναδιάταξης, </text:span><text:span text:style-name="T27">προσπελαύνει όλους τους γειτονικούς </text:span><text:span text:style-name="T29">του</text:span><text:span text:style-name="T27"> κόμβους και τους τοποθετεί σ</text:span><text:span text:style-name="T30">την</text:span><text:span text:style-name="T27"> ουρα </text:span><text:span text:style-name="T34">με αύξουσα σειρά των βαθμών τους</text:span><text:span text:style-name="T31">(αυτή είναι και η διαφόρα με το BFS)</text:span><text:span text:style-name="T34"> </text:span><text:span text:style-name="T32">εφόσον δεν έχουν τοποθετηθεί ξανά στο παρελθόν</text:span><text:span text:style-name="T31">. </text:span></text:p>
        </text:list-item>
        <text:list-item>
          <text:p text:style-name="P16"><text:span text:style-name="T31">Ό</text:span><text:span text:style-name="T26">ταν η ουρά αδειάσει, ελέγχει εαν υπάρχουν κόμβοι που δεν έχουν επισκεφτεί, δηλαδή αν ο γράφος είναι μη συνεκτικός. Εαν υπάρχουν ξεκινάει από το βήμα 1 ξανά. Εαν δεν υπάρχουν, τερματίζει επιστρέφοντας το τελικό διάνυσμα αναδιάταξης R.</text:span></text:p>
        </text:list-item>
      </text:list>
      <text:p text:style-name="P17"><text:span text:style-name="T26">Πιο αναλυτικά τα βήματα του αλγορίθμου στα references στο τέλος της αναφοράς.</text:span></text:p>
      <text:p text:style-name="P10"><text:span text:style-name="T10">Παραλληλοποίηση</text:span></text:p>
      <text:p text:style-name="P13"><text:span text:style-name="T10">Σύμφωνα με τα παραπάνω, υπάρχουν δύο σημεία του αλγορίθμου που επιδέχονται παραλληλοποίηση:</text:span></text:p>
      <text:list xml:id="list3292030850345632522" text:style-name="L3">
        <text:list-item>
          <text:p text:style-name="P14"><text:span text:style-name="T10">Ο υπολογισμός του διανύσματος των βαθμών κάθε κόμβου D</text:span><text:span text:style-name="T11">: Έχει Ν στοιχεία και το στοιχείο i περιέχει τον αριθμό των γειτόνων του κόμβου i. Για να υπολογιστεί προφανώς χρειάζεται ένα διπλό </text:span><text:span text:style-name="T12">for loop για όλα τα στοιχεία του αρχικού πίνακα Α. </text:span><text:span text:style-name="T13">Αυτό είναι μια χρονοβόρα διαδικασία για μεγάλα Ν όμως μπορεί να παραλληλοποιηθεί γιατί ο υπολογισμός για έναν κόμβο είναι ανεξάρτητος από κάθε άλλο κόμβο. Αυτό επιτεύχθηκε με το directive του OpenMP </text:span><text:span text:style-name="T15">#pragma omp for schedule(dynamic) </text:span><text:span text:style-name="T20">στις σειρές 64-74 του αρχείου openmp.c</text:span></text:p>
        </text:list-item>
        <text:list-item>
          <text:p text:style-name="P15"><text:span text:style-name="T13">Έ</text:span><text:span text:style-name="T10">να ακόμη σημείο του αλγορίθμο που μπορεί να παραλληλοποιηθεί είναι η αναζήτηση των γειτόνων του κόμβου i που κάναμε pop() απο την ουρά κάθε φορά. Αυτό γίνεται μέσω ενός for loop σε όλες της στήλες </text:span><text:span text:style-name="T18">j </text:span><text:span text:style-name="T10">στην γραμμή που αντιστοιχεί στον κόμβο και ελέγχοντας εαν A[i][j]</text:span><text:span text:style-name="T19">=1 =&gt; Το j είναι γείτονας του i =&gt; προσθεσέ τ</text:span><text:span text:style-name="T21">ο σε ένα διάνυσμα γειτόνων neighboors[] και έπειτα αφού το ταξινομήσεις με βάση τον βαθμό προσθεσέ τα στοιχεία του στην ουρά</text:span><text:span text:style-name="T19">. </text:span><text:span text:style-name="T21">Εδώ χρειάζεται περισσότερη </text:span><text:span text:style-name="T16">προσοχή</text:span><text:span text:style-name="T21"> όμως: </text:span><text:span text:style-name="T22">Κατά την παραλληλοποίηση όταν ενα </text:span><text:soft-page-break/><text:span text:style-name="T22">thread βρεί εναν γείτοντα θα προσπαθήσει να τον βάλει στην θέση next_free_nb του πίνακα neighboors[]. Όμως η μεταβλητή αυτήν επηρεάζεται από όλα τα threads </text:span><text:span text:style-name="T23">οπότε για την ορθότητα του προγράμματος μας θα εσωκλείσουμε εκείνες τις γραμμές κώδικα με το directive </text:span><text:span text:style-name="T17">#pragma omp critical</text:span><text:span text:style-name="T23">. </text:span><text:span text:style-name="T24">Το αποτέλεσμα φαίνεται στις γραμμές 106-123 του αρχείου openmp.c.</text:span></text:p>
        </text:list-item>
      </text:list>
      <text:p text:style-name="P11"><text:span text:style-name="T24">Σ</text:span><text:span text:style-name="T10">ύγκριση χρόνων</text:span></text:p>
      <text:p text:style-name="P4"><text:span text:style-name="T35">Αφού ελέγξαμε την ορθότητα του προγράμματος μας μέσω διαστάυρωσης των αποτελεσμάτων με αυτά του link στο τέλος της αναφοράς, κάναμε benchmarking για τυχαίους sparse πίνακες με </text:span><text:span text:style-name="T40">sparisity=0.01 </text:span><text:span text:style-name="T36">και μέγεθος ΝxΝ με Ν</text:span><text:span text:style-name="T37">ε</text:span><text:span text:style-name="T36">{500, 1000, 5000, 10.000, 15.000, 20.000}. Παρακάτω φαίνονται οι χρόνοι του sequential version, του parallel version καθώς και της τρέχουσας </text:span><text:span text:style-name="T39">επίσημης </text:span><text:span text:style-name="T36">υλοποίησης του Matlab (</text:span><text:a xlink:type="simple" xlink:href="https://uk.mathworks.com/help/matlab/ref/symrcm.html" text:style-name="Internet_20_link" text:visited-style-name="Visited_20_Internet_20_Link"><text:span text:style-name="T25">https://uk.mathworks.com/help/matlab/ref/symrcm.html</text:span></text:a><text:span text:style-name="T36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2:56:25.525838657</meta:creation-date>
    <dc:date>2020-02-09T14:20:14.706151887</dc:date>
    <meta:editing-duration>PT1H13M25S</meta:editing-duration>
    <meta:editing-cycles>50</meta:editing-cycles>
    <meta:generator>LibreOffice/5.2.7.2$Linux_X86_64 LibreOffice_project/20m0$Build-2</meta:generator>
    <meta:document-statistic meta:table-count="0" meta:image-count="0" meta:object-count="0" meta:page-count="3" meta:paragraph-count="21" meta:word-count="754" meta:character-count="4974" meta:non-whitespace-character-count="4241"/>
  </office:meta>
</office:document-meta>
</file>